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Nimbus Mono L" svg:font-family="'Nimbus Mono L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fo:font-size="12pt" officeooo:paragraph-rsid="0000bd01" style:font-size-asian="12pt" style:font-size-complex="12pt"/>
    </style:style>
    <style:style style:name="P2" style:family="paragraph" style:parent-style-name="Standard">
      <style:text-properties fo:font-size="12pt" officeooo:rsid="00042557" officeooo:paragraph-rsid="00042557" style:font-size-asian="12pt" style:font-size-complex="12pt"/>
    </style:style>
    <style:style style:name="P3" style:family="paragraph" style:parent-style-name="Standard">
      <style:text-properties fo:font-size="12pt" officeooo:rsid="00042557" officeooo:paragraph-rsid="000183ee" style:font-size-asian="12pt" style:font-size-complex="12pt"/>
    </style:style>
    <style:style style:name="P4" style:family="paragraph" style:parent-style-name="Standard">
      <style:text-properties fo:font-size="12pt" officeooo:rsid="00042557" officeooo:paragraph-rsid="000e8c09" style:font-size-asian="12pt" style:font-size-complex="12pt"/>
    </style:style>
    <style:style style:name="P5" style:family="paragraph" style:parent-style-name="Standard">
      <style:text-properties fo:font-size="12pt" officeooo:paragraph-rsid="0000bd01" style:font-size-asian="12pt" style:font-size-complex="12pt"/>
    </style:style>
    <style:style style:name="P6" style:family="paragraph" style:parent-style-name="Standard">
      <style:text-properties fo:font-size="12pt" officeooo:rsid="000183ee" officeooo:paragraph-rsid="000e8c09" style:font-size-asian="12pt" style:font-size-complex="12pt"/>
    </style:style>
    <style:style style:name="P7" style:family="paragraph" style:parent-style-name="Standard">
      <style:text-properties fo:font-size="12pt" officeooo:rsid="0004b703" officeooo:paragraph-rsid="0004b703" style:font-size-asian="12pt" style:font-size-complex="12pt"/>
    </style:style>
    <style:style style:name="P8" style:family="paragraph" style:parent-style-name="Standard">
      <style:text-properties fo:font-size="12pt" officeooo:rsid="000a5e0a" officeooo:paragraph-rsid="000a5e0a" style:font-size-asian="12pt" style:font-size-complex="12pt"/>
    </style:style>
    <style:style style:name="P9" style:family="paragraph" style:parent-style-name="Standard">
      <style:text-properties fo:font-size="12pt" officeooo:rsid="000a5e0a" officeooo:paragraph-rsid="000e8c09" style:font-size-asian="12pt" style:font-size-complex="12pt"/>
    </style:style>
    <style:style style:name="P10" style:family="paragraph" style:parent-style-name="Standard">
      <style:text-properties fo:font-size="12pt" officeooo:paragraph-rsid="000e8c09" style:font-size-asian="12pt" style:font-size-complex="12pt"/>
    </style:style>
    <style:style style:name="P11" style:family="paragraph">
      <style:paragraph-properties fo:text-align="center"/>
      <style:text-properties fo:font-size="12pt"/>
    </style:style>
    <style:style style:name="P12" style:family="paragraph">
      <style:paragraph-properties fo:text-align="center"/>
    </style:style>
    <style:style style:name="P13" style:family="paragraph">
      <loext:graphic-properties draw:fill-color="#ff3333"/>
      <style:paragraph-properties fo:text-align="center"/>
    </style:style>
    <style:style style:name="T1" style:family="text">
      <style:text-properties officeooo:rsid="0000bd01"/>
    </style:style>
    <style:style style:name="T2" style:family="text">
      <style:text-properties style:text-position="sub 58%"/>
    </style:style>
    <style:style style:name="T3" style:family="text">
      <style:text-properties officeooo:rsid="00031fe1"/>
    </style:style>
    <style:style style:name="T4" style:family="text">
      <style:text-properties officeooo:rsid="000e8c09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81cm" svg:stroke-color="#111111" draw:marker-start-width="0.474cm" draw:marker-end-width="0.474cm" draw:textarea-horizontal-align="center" draw:textarea-vertical-align="middle" fo:padding-top="0.041cm" fo:padding-bottom="0.041cm" fo:padding-left="0.041cm" fo:padding-right="0.041cm" style:run-through="foreground"/>
    </style:style>
    <style:style style:name="gr3" style:family="graphic">
      <style:graphic-properties draw:stroke="none" draw:textarea-horizontal-align="justify" draw:textarea-vertical-align="middle" draw:auto-grow-height="false" fo:min-height="0.351cm" fo:min-width="0.351cm" style:run-through="foreground"/>
    </style:style>
    <style:style style:name="gr4" style:family="graphic">
      <style:graphic-properties draw:stroke="none" draw:textarea-horizontal-align="justify" draw:textarea-vertical-align="middle" draw:auto-grow-height="false" fo:min-height="0.351cm" fo:min-width="0.349cm" style:run-through="foreground"/>
    </style:style>
    <style:style style:name="gr5" style:family="graphic">
      <style:graphic-properties draw:stroke="none" draw:fill-color="#ff3333" draw:textarea-horizontal-align="justify" draw:textarea-vertical-align="middle" draw:auto-grow-height="false" fo:min-height="0.173cm" fo:min-width="0.173cm" style:run-through="foreground"/>
    </style:style>
    <style:style style:name="gr6" style:family="graphic">
      <style:graphic-properties draw:stroke="none" draw:fill-color="#ff3333" draw:textarea-horizontal-align="justify" draw:textarea-vertical-align="middle" draw:auto-grow-height="false" fo:min-height="0.171cm" fo:min-width="0.173cm" style:run-through="foreground"/>
    </style:style>
    <style:style style:name="gr7" style:family="graphic">
      <style:graphic-properties draw:stroke="none" draw:fill-color="#ff3333" draw:textarea-horizontal-align="justify" draw:textarea-vertical-align="middle" draw:auto-grow-height="false" fo:min-height="0.351cm" fo:min-width="0.351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(V,E)</text:p>
      <text:p text:style-name="P3"/>
      <text:p text:style-name="P2">origin </text:p>
      <text:p text:style-name="P2"><draw:frame draw:style-name="fr1" draw:name="物件8" text:anchor-type="as-char" svg:y="-0.386cm" svg:width="9.206cm" svg:height="0.542cm" draw:z-index="1"><draw:object xlink:href="./Object 8" xlink:type="simple" xlink:show="embed" xlink:actuate="onLoad"/><draw:image xlink:href="./ObjectReplacements/Object 8" xlink:type="simple" xlink:show="embed" xlink:actuate="onLoad"/><svg:desc>公式</svg:desc></draw:frame></text:p>
      <text:p text:style-name="P2"><draw:frame draw:style-name="fr1" draw:name="物件10" text:anchor-type="as-char" svg:y="-0.437cm" svg:width="13.16cm" svg:height="0.593cm" draw:z-index="3"><draw:object xlink:href="./Object 10" xlink:type="simple" xlink:show="embed" xlink:actuate="onLoad"/><draw:image xlink:href="./ObjectReplacements/Object 10" xlink:type="simple" xlink:show="embed" xlink:actuate="onLoad"/><svg:desc>公式</svg:desc></draw:frame></text:p>
      <text:p text:style-name="P2">non uniform</text:p>
      <text:p text:style-name="P2"><draw:frame draw:style-name="fr1" draw:name="物件7" text:anchor-type="as-char" svg:y="-0.693cm" svg:width="8.53cm" svg:height="1.134cm" draw:z-index="0"><draw:object xlink:href="./Object 7" xlink:type="simple" xlink:show="embed" xlink:actuate="onLoad"/><draw:image xlink:href="./ObjectReplacements/Object 7" xlink:type="simple" xlink:show="embed" xlink:actuate="onLoad"/></draw:frame></text:p>
      <text:p text:style-name="P2"><draw:frame draw:style-name="fr1" draw:name="物件9" text:anchor-type="as-char" svg:y="-0.437cm" svg:width="13.123cm" svg:height="0.591cm" draw:z-index="2"><draw:object xlink:href="./Object 9" xlink:type="simple" xlink:show="embed" xlink:actuate="onLoad"/><draw:image xlink:href="./ObjectReplacements/Object 9" xlink:type="simple" xlink:show="embed" xlink:actuate="onLoad"/></draw:frame></text:p>
      <text:p text:style-name="P7">replication </text:p>
      <text:p text:style-name="P7"><draw:frame draw:style-name="fr1" draw:name="物件11" text:anchor-type="as-char" svg:y="-0.619cm" svg:width="15.33cm" svg:height="0.998cm" draw:z-index="4"><draw:object xlink:href="./Object 11" xlink:type="simple" xlink:show="embed" xlink:actuate="onLoad"/><draw:image xlink:href="./ObjectReplacements/Object 11" xlink:type="simple" xlink:show="embed" xlink:actuate="onLoad"/></draw:frame></text:p>
      <text:p text:style-name="P7"/>
      <text:p text:style-name="P6"><text:span text:style-name="T4">loss </text:span>Define V<text:span text:style-name="T2">c</text:span> as the top <draw:frame draw:style-name="fr1" draw:name="物件6" text:anchor-type="as-char" svg:y="-0.215cm" svg:width="0.482cm" svg:height="0.242cm" draw:z-index="18"><draw:object xlink:href="./Object 1" xlink:type="simple" xlink:show="embed" xlink:actuate="onLoad"/><draw:image xlink:href="./ObjectReplacements/Object 1" xlink:type="simple" xlink:show="embed" xlink:actuate="onLoad"/><svg:desc>公式</svg:desc></draw:frame> percent of nodes from V, k as the number of partitions, <text:s/><text:span text:style-name="T3">m</text:span> as the number of replications</text:p>
      <text:p text:style-name="P10"><draw:frame draw:style-name="fr2" draw:name="物件1" text:anchor-type="as-char" svg:y="-0.386cm" svg:width="3.02cm" svg:height="0.54cm" draw:z-index="19"><draw:object xlink:href="./Object 2" xlink:type="simple" xlink:show="embed" xlink:actuate="onLoad"/><draw:image xlink:href="./ObjectReplacements/Object 2" xlink:type="simple" xlink:show="embed" xlink:actuate="onLoad"/><svg:desc>公式</svg:desc></draw:frame></text:p>
      <text:p text:style-name="P10"/>
      <text:p text:style-name="P10"><draw:frame draw:style-name="fr2" draw:name="物件2" text:anchor-type="as-char" svg:y="-0.377cm" svg:width="3.039cm" svg:height="0.533cm" draw:z-index="20"><draw:object xlink:href="./Object 3" xlink:type="simple" xlink:show="embed" xlink:actuate="onLoad"/><draw:image xlink:href="./ObjectReplacements/Object 3" xlink:type="simple" xlink:show="embed" xlink:actuate="onLoad"/><svg:desc>公式</svg:desc></draw:frame></text:p>
      <text:p text:style-name="P10"><draw:frame draw:style-name="fr2" draw:name="物件3" text:anchor-type="as-char" svg:y="-0.693cm" svg:width="8.491cm" svg:height="1.072cm" draw:z-index="21"><draw:object xlink:href="./Object 4" xlink:type="simple" xlink:show="embed" xlink:actuate="onLoad"/><draw:image xlink:href="./ObjectReplacements/Object 4" xlink:type="simple" xlink:show="embed" xlink:actuate="onLoad"/><svg:desc>公式</svg:desc></draw:frame></text:p>
      <text:p text:style-name="P10"><text:span text:style-name="T1">while</text:span><draw:frame draw:style-name="fr2" draw:name="物件4" text:anchor-type="as-char" svg:y="-0.693cm" svg:width="7.728cm" svg:height="1.072cm" draw:z-index="22"><draw:object xlink:href="./Object 5" xlink:type="simple" xlink:show="embed" xlink:actuate="onLoad"/><draw:image xlink:href="./ObjectReplacements/Object 5" xlink:type="simple" xlink:show="embed" xlink:actuate="onLoad"/><svg:desc>公式</svg:desc></draw:frame></text:p>
      <text:p text:style-name="P10"><draw:frame draw:style-name="fr2" draw:name="物件5" text:anchor-type="as-char" svg:y="-0.386cm" svg:width="5.786cm" svg:height="0.579cm" draw:z-index="23"><draw:object xlink:href="./Object 6" xlink:type="simple" xlink:show="embed" xlink:actuate="onLoad"/><draw:image xlink:href="./ObjectReplacements/Object 6" xlink:type="simple" xlink:show="embed" xlink:actuate="onLoad"/><svg:desc>公式</svg:desc></draw:frame></text:p>
      <text:p text:style-name="P4"/>
      <text:p text:style-name="P8">we use bisection method to optimize the<draw:frame draw:style-name="fr1" draw:name="物件14" text:anchor-type="as-char" svg:y="-0.215cm" svg:width="0.483cm" svg:height="0.242cm" draw:z-index="16"><draw:object xlink:href="./Object 14" xlink:type="simple" xlink:show="embed" xlink:actuate="onLoad"/><draw:image xlink:href="./ObjectReplacements/Object 14" xlink:type="simple" xlink:show="embed" xlink:actuate="onLoad"/><svg:desc>公式</svg:desc></draw:frame>for <text:span text:style-name="T4">a tuple</text:span> (k,m,loss)</text:p>
      <text:p text:style-name="P9">we use bisection method to optimize the<draw:frame draw:style-name="fr1" draw:name="物件16" text:anchor-type="as-char" svg:y="-0.377cm" svg:width="0.443cm" svg:height="0.469cm" draw:z-index="24"><draw:object xlink:href="./Object 16" xlink:type="simple" xlink:show="embed" xlink:actuate="onLoad"/><draw:image xlink:href="./ObjectReplacements/Object 16" xlink:type="simple" xlink:show="embed" xlink:actuate="onLoad"/><svg:desc>公式</svg:desc></draw:frame>for <text:span text:style-name="T4">a tuple</text:span> (m,loss)</text:p>
      <text:p text:style-name="P8">split</text:p>
      <text:p text:style-name="P7"><draw:frame draw:style-name="fr1" draw:name="物件12" text:anchor-type="as-char" svg:y="-0.386cm" svg:width="4.018cm" svg:height="0.51cm" draw:z-index="14"><draw:object xlink:href="./Object 12" xlink:type="simple" xlink:show="embed" xlink:actuate="onLoad"/><draw:image xlink:href="./ObjectReplacements/Object 12" xlink:type="simple" xlink:show="embed" xlink:actuate="onLoad"/><svg:desc>公式</svg:desc></draw:frame></text:p>
      <text:p text:style-name="P8">bisection method</text:p>
      <text:p text:style-name="P8"><draw:frame draw:style-name="fr1" draw:name="物件15" text:anchor-type="as-char" svg:y="-0.386cm" svg:width="6.611cm" svg:height="0.542cm" draw:z-index="17"><draw:object xlink:href="./Object 15" xlink:type="simple" xlink:show="embed" xlink:actuate="onLoad"/><draw:image xlink:href="./ObjectReplacements/Object 15" xlink:type="simple" xlink:show="embed" xlink:actuate="onLoad"/><svg:desc>公式</svg:desc></draw:frame></text:p>
      <text:p text:style-name="P8">percolation </text:p>
      <text:p text:style-name="P7"><draw:frame draw:style-name="fr1" draw:name="物件13" text:anchor-type="as-char" svg:y="-0.437cm" svg:width="4.166cm" svg:height="0.559cm" draw:z-index="15"><draw:object xlink:href="./Object 13" xlink:type="simple" xlink:show="embed" xlink:actuate="onLoad"/><draw:image xlink:href="./ObjectReplacements/Object 13" xlink:type="simple" xlink:show="embed" xlink:actuate="onLoad"/><svg:desc>公式</svg:desc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><draw:g text:anchor-type="paragraph" draw:z-index="9" draw:style-name="gr1"><draw:line draw:name="形狀2" draw:style-name="gr2" draw:text-style-name="P11" svg:x1="11.344cm" svg:y1="1.568cm" svg:x2="10.935cm" svg:y2="0.536cm"><text:p/></draw:line><draw:line draw:name="形狀2" draw:style-name="gr2" draw:text-style-name="P11" svg:x1="11.344cm" svg:y1="1.568cm" svg:x2="10.935cm" svg:y2="0.536cm"><text:p/></draw:line><draw:line draw:name="形狀2" draw:style-name="gr2" draw:text-style-name="P11" svg:x1="10.935cm" svg:y1="0.536cm" svg:x2="10.473cm" svg:y2="1.757cm"><text:p/></draw:line><draw:line draw:name="形狀2" draw:style-name="gr2" draw:text-style-name="P11" svg:x1="11.344cm" svg:y1="1.568cm" svg:x2="10.406cm" svg:y2="1.757cm"><text:p/></draw:line><draw:line draw:name="形狀2" draw:style-name="gr2" draw:text-style-name="P11" svg:x1="11.212cm" svg:y1="1.495cm" svg:x2="12.06cm" svg:y2="2.081cm"><text:p/></draw:line><draw:line draw:name="形狀2" draw:style-name="gr2" draw:text-style-name="P11" svg:x1="9.721cm" svg:y1="2.533cm" svg:x2="10.472cm" svg:y2="1.686cm"><text:p/></draw:line><draw:custom-shape draw:name="形狀1" draw:style-name="gr3" draw:text-style-name="P12" svg:width="0.496cm" svg:height="0.496cm" svg:x="9.275cm" svg:y="0.2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4" draw:text-style-name="P12" svg:width="0.495cm" svg:height="0.496cm" svg:x="11.819cm" svg:y="1.8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3" draw:text-style-name="P12" svg:width="0.496cm" svg:height="0.496cm" svg:x="10.748cm" svg:y="-0.4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6" draw:text-style-name="P13" svg:width="0.244cm" svg:height="0.242cm" svg:x="11.203cm" svg:y="1.4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13" svg:width="0.244cm" svg:height="0.244cm" svg:x="10.81cm" svg:y="0.474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6" draw:text-style-name="P13" svg:width="0.244cm" svg:height="0.242cm" svg:x="10.328cm" svg:y="1.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形狀2" draw:style-name="gr2" draw:text-style-name="P11" svg:x1="11.344cm" svg:y1="1.568cm" svg:x2="10.935cm" svg:y2="0.536cm"><text:p/></draw:line><draw:line draw:name="形狀2" draw:style-name="gr2" draw:text-style-name="P11" svg:x1="11.344cm" svg:y1="1.568cm" svg:x2="10.935cm" svg:y2="0.536cm"><text:p/></draw:line><draw:line draw:name="形狀2" draw:style-name="gr2" draw:text-style-name="P11" svg:x1="11.344cm" svg:y1="1.568cm" svg:x2="10.406cm" svg:y2="1.757cm"><text:p/></draw:line><draw:line draw:name="形狀2" draw:style-name="gr2" draw:text-style-name="P11" svg:x1="11.002cm" svg:y1="-0.258cm" svg:x2="10.917cm" svg:y2="0.627cm"><text:p/></draw:line><draw:line draw:name="形狀2" draw:style-name="gr2" draw:text-style-name="P11" svg:x1="9.508cm" svg:y1="0.474cm" svg:x2="10.935cm" svg:y2="0.627cm"><text:p/></draw:line><draw:custom-shape draw:name="形狀1" draw:style-name="gr3" draw:text-style-name="P12" svg:width="0.496cm" svg:height="0.496cm" svg:x="9.275cm" svg:y="0.2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4" draw:text-style-name="P12" svg:width="0.495cm" svg:height="0.496cm" svg:x="11.819cm" svg:y="1.8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3" draw:text-style-name="P12" svg:width="0.496cm" svg:height="0.496cm" svg:x="10.748cm" svg:y="-0.4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4" draw:text-style-name="P12" svg:width="0.495cm" svg:height="0.496cm" svg:x="9.492cm" svg:y="2.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6" draw:text-style-name="P13" svg:width="0.244cm" svg:height="0.242cm" svg:x="11.203cm" svg:y="1.4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13" svg:width="0.244cm" svg:height="0.244cm" svg:x="10.81cm" svg:y="0.474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6" draw:text-style-name="P13" svg:width="0.244cm" svg:height="0.242cm" svg:x="10.328cm" svg:y="1.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5" draw:style-name="gr1"><draw:line draw:name="形狀2" draw:style-name="gr2" draw:text-style-name="P11" svg:x1="4.139cm" svg:y1="1.78cm" svg:x2="4.772cm" svg:y2="1.328cm"><text:p/></draw:line><draw:line draw:name="形狀2" draw:style-name="gr2" draw:text-style-name="P11" svg:x1="4.139cm" svg:y1="1.78cm" svg:x2="4.772cm" svg:y2="1.328cm"><text:p/></draw:line><draw:line draw:name="形狀2" draw:style-name="gr2" draw:text-style-name="P11" svg:x1="5.181cm" svg:y1="2.36cm" svg:x2="4.772cm" svg:y2="1.328cm"><text:p/></draw:line><draw:line draw:name="形狀2" draw:style-name="gr2" draw:text-style-name="P11" svg:x1="5.181cm" svg:y1="2.36cm" svg:x2="4.772cm" svg:y2="1.328cm"><text:p/></draw:line><draw:line draw:name="形狀2" draw:style-name="gr2" draw:text-style-name="P11" svg:x1="4.139cm" svg:y1="1.779cm" svg:x2="4.31cm" svg:y2="2.548cm"><text:p/></draw:line><draw:line draw:name="形狀2" draw:style-name="gr2" draw:text-style-name="P11" svg:x1="5.181cm" svg:y1="2.36cm" svg:x2="4.243cm" svg:y2="2.549cm"><text:p/></draw:line><draw:line draw:name="形狀2" draw:style-name="gr2" draw:text-style-name="P11" svg:x1="4.839cm" svg:y1="0.534cm" svg:x2="4.754cm" svg:y2="1.421cm"><text:p/></draw:line><draw:line draw:name="形狀2" draw:style-name="gr2" draw:text-style-name="P11" svg:x1="5.112cm" svg:y1="2.333cm" svg:x2="5.897cm" svg:y2="2.873cm"><text:p/></draw:line><draw:line draw:name="形狀2" draw:style-name="gr2" draw:text-style-name="P11" svg:x1="3.558cm" svg:y1="3.324cm" svg:x2="4.278cm" svg:y2="2.513cm"><text:p/></draw:line><draw:line draw:name="形狀2" draw:style-name="gr2" draw:text-style-name="P11" svg:x1="3.345cm" svg:y1="1.266cm" svg:x2="4.234cm" svg:y2="1.779cm"><text:p/></draw:line><draw:custom-shape draw:name="形狀1" draw:style-name="gr3" draw:text-style-name="P12" svg:width="0.496cm" svg:height="0.496cm" svg:x="3.112cm" svg:y="0.9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4" draw:text-style-name="P12" svg:width="0.495cm" svg:height="0.496cm" svg:x="5.656cm" svg:y="2.6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3" draw:text-style-name="P12" svg:width="0.496cm" svg:height="0.496cm" svg:x="4.585cm" svg:y="0.3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4" draw:text-style-name="P12" svg:width="0.495cm" svg:height="0.496cm" svg:x="3.329cm" svg:y="3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13" svg:width="0.244cm" svg:height="0.244cm" svg:x="4.045cm" svg:y="1.6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6" draw:text-style-name="P13" svg:width="0.244cm" svg:height="0.242cm" svg:x="5.04cm" svg:y="2.2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13" svg:width="0.244cm" svg:height="0.244cm" svg:x="4.647cm" svg:y="1.26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6" draw:text-style-name="P13" svg:width="0.244cm" svg:height="0.242cm" svg:x="4.165cm" svg:y="2.4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7"/>
      <text:p text:style-name="P7"><draw:g text:anchor-type="paragraph" draw:z-index="10" draw:style-name="gr1"><draw:line draw:name="形狀2" draw:style-name="gr2" draw:text-style-name="P11" svg:x1="11.562cm" svg:y1="5.899cm" svg:x2="12.167cm" svg:y2="4.311cm"><text:p/></draw:line><draw:custom-shape draw:name="形狀1" draw:style-name="gr3" draw:text-style-name="P12" svg:width="0.496cm" svg:height="0.496cm" svg:x="11.116cm" svg:y="3.5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4" draw:text-style-name="P12" svg:width="0.495cm" svg:height="0.496cm" svg:x="13.66cm" svg:y="5.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3" draw:text-style-name="P12" svg:width="0.496cm" svg:height="0.496cm" svg:x="12.589cm" svg:y="2.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13" svg:width="0.244cm" svg:height="0.244cm" svg:x="12.049cm" svg:y="4.2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6" draw:text-style-name="P13" svg:width="0.244cm" svg:height="0.242cm" svg:x="13.044cm" svg:y="4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形狀2" draw:style-name="gr2" draw:text-style-name="P11" svg:x1="13.185cm" svg:y1="4.934cm" svg:x2="12.167cm" svg:y2="4.311cm"><text:p/></draw:line><draw:line draw:name="形狀2" draw:style-name="gr2" draw:text-style-name="P11" svg:x1="12.843cm" svg:y1="3.108cm" svg:x2="13.185cm" svg:y2="4.934cm"><text:p/></draw:line><draw:line draw:name="形狀2" draw:style-name="gr2" draw:text-style-name="P11" svg:x1="13.109cm" svg:y1="4.902cm" svg:x2="13.901cm" svg:y2="5.447cm"><text:p/></draw:line><draw:line draw:name="形狀2" draw:style-name="gr2" draw:text-style-name="P11" svg:x1="11.349cm" svg:y1="3.84cm" svg:x2="12.167cm" svg:y2="4.311cm"><text:p/></draw:line><draw:custom-shape draw:name="形狀1" draw:style-name="gr3" draw:text-style-name="P12" svg:width="0.496cm" svg:height="0.496cm" svg:x="11.116cm" svg:y="3.5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4" draw:text-style-name="P12" svg:width="0.495cm" svg:height="0.496cm" svg:x="13.66cm" svg:y="5.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3" draw:text-style-name="P12" svg:width="0.496cm" svg:height="0.496cm" svg:x="12.589cm" svg:y="2.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4" draw:text-style-name="P12" svg:width="0.495cm" svg:height="0.496cm" svg:x="11.333cm" svg:y="5.6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13" svg:width="0.244cm" svg:height="0.244cm" svg:x="12.049cm" svg:y="4.2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6" draw:text-style-name="P13" svg:width="0.244cm" svg:height="0.242cm" svg:x="13.044cm" svg:y="4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8" draw:style-name="gr1"><draw:line draw:name="形狀2" draw:style-name="gr2" draw:text-style-name="P11" svg:x1="7.511cm" svg:y1="5.4cm" svg:x2="8.144cm" svg:y2="4.948cm"><text:p/></draw:line><draw:line draw:name="形狀2" draw:style-name="gr2" draw:text-style-name="P11" svg:x1="7.511cm" svg:y1="5.4cm" svg:x2="8.144cm" svg:y2="4.948cm"><text:p/></draw:line><draw:line draw:name="形狀2" draw:style-name="gr2" draw:text-style-name="P11" svg:x1="8.553cm" svg:y1="5.98cm" svg:x2="8.144cm" svg:y2="4.948cm"><text:p/></draw:line><draw:line draw:name="形狀2" draw:style-name="gr2" draw:text-style-name="P11" svg:x1="8.553cm" svg:y1="5.98cm" svg:x2="8.144cm" svg:y2="4.948cm"><text:p/></draw:line><draw:line draw:name="形狀2" draw:style-name="gr2" draw:text-style-name="P11" svg:x1="8.553cm" svg:y1="5.98cm" svg:x2="7.615cm" svg:y2="6.169cm"><text:p/></draw:line><draw:line draw:name="形狀2" draw:style-name="gr2" draw:text-style-name="P11" svg:x1="8.211cm" svg:y1="4.154cm" svg:x2="8.119cm" svg:y2="5.129cm"><text:p/></draw:line><draw:line draw:name="形狀2" draw:style-name="gr2" draw:text-style-name="P11" svg:x1="8.456cm" svg:y1="5.932cm" svg:x2="9.269cm" svg:y2="6.493cm"><text:p/></draw:line><draw:line draw:name="形狀2" draw:style-name="gr2" draw:text-style-name="P11" svg:x1="6.93cm" svg:y1="6.944cm" svg:x2="7.711cm" svg:y2="6.064cm"><text:p/></draw:line><draw:line draw:name="形狀2" draw:style-name="gr2" draw:text-style-name="P11" svg:x1="6.717cm" svg:y1="4.886cm" svg:x2="7.65cm" svg:y2="5.424cm"><text:p/></draw:line><draw:custom-shape draw:name="形狀1" draw:style-name="gr3" draw:text-style-name="P12" svg:width="0.496cm" svg:height="0.496cm" svg:x="6.484cm" svg:y="4.6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4" draw:text-style-name="P12" svg:width="0.495cm" svg:height="0.496cm" svg:x="9.028cm" svg:y="6.2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3" draw:text-style-name="P12" svg:width="0.496cm" svg:height="0.496cm" svg:x="7.957cm" svg:y="3.9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4" draw:text-style-name="P12" svg:width="0.495cm" svg:height="0.496cm" svg:x="6.701cm" svg:y="6.6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13" svg:width="0.244cm" svg:height="0.244cm" svg:x="7.417cm" svg:y="5.2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6" draw:text-style-name="P13" svg:width="0.244cm" svg:height="0.242cm" svg:x="8.412cm" svg:y="5.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13" svg:width="0.244cm" svg:height="0.244cm" svg:x="8.019cm" svg:y="4.88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6" draw:text-style-name="P13" svg:width="0.244cm" svg:height="0.242cm" svg:x="7.537cm" svg:y="6.02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6" draw:style-name="gr1"><draw:line draw:name="形狀2" draw:style-name="gr2" draw:text-style-name="P11" svg:x1="3.951cm" svg:y1="6.285cm" svg:x2="3.542cm" svg:y2="5.253cm"><text:p/></draw:line><draw:line draw:name="形狀2" draw:style-name="gr2" draw:text-style-name="P11" svg:x1="3.951cm" svg:y1="6.285cm" svg:x2="3.013cm" svg:y2="6.474cm"><text:p/></draw:line><draw:line draw:name="形狀2" draw:style-name="gr2" draw:text-style-name="P11" svg:x1="3.609cm" svg:y1="4.459cm" svg:x2="3.526cm" svg:y2="5.332cm"><text:p/></draw:line><draw:line draw:name="形狀2" draw:style-name="gr2" draw:text-style-name="P11" svg:x1="3.464cm" svg:y1="5.969cm" svg:x2="4.667cm" svg:y2="6.798cm"><text:p/></draw:line><draw:line draw:name="形狀2" draw:style-name="gr2" draw:text-style-name="P11" svg:x1="2.328cm" svg:y1="7.249cm" svg:x2="3.076cm" svg:y2="6.406cm"><text:p/></draw:line><draw:line draw:name="形狀2" draw:style-name="gr2" draw:text-style-name="P11" svg:x1="2.115cm" svg:y1="5.191cm" svg:x2="3.464cm" svg:y2="5.969cm"><text:p/></draw:line><draw:custom-shape draw:name="形狀1" draw:style-name="gr3" draw:text-style-name="P12" svg:width="0.496cm" svg:height="0.496cm" svg:x="1.882cm" svg:y="4.9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4" draw:text-style-name="P12" svg:width="0.495cm" svg:height="0.496cm" svg:x="4.426cm" svg:y="6.5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3" draw:text-style-name="P12" svg:width="0.496cm" svg:height="0.496cm" svg:x="3.355cm" svg:y="4.2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4" draw:text-style-name="P12" svg:width="0.495cm" svg:height="0.496cm" svg:x="2.099cm" svg:y="6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13" svg:width="0.244cm" svg:height="0.244cm" svg:x="2.815cm" svg:y="5.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6" draw:text-style-name="P13" svg:width="0.244cm" svg:height="0.242cm" svg:x="3.81cm" svg:y="6.1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13" svg:width="0.244cm" svg:height="0.244cm" svg:x="3.417cm" svg:y="5.191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6" draw:text-style-name="P13" svg:width="0.244cm" svg:height="0.242cm" svg:x="2.935cm" svg:y="6.3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7" draw:style-name="gr1"><draw:line draw:name="形狀2" draw:style-name="gr2" draw:text-style-name="P11" svg:x1="3.935cm" svg:y1="11.026cm" svg:x2="3.505cm" svg:y2="12.084cm"><text:p/></draw:line><draw:line draw:name="形狀2" draw:style-name="gr2" draw:text-style-name="P11" svg:x1="2.526cm" svg:y1="10.865cm" svg:x2="3.415cm" svg:y2="11.378cm"><text:p/></draw:line><draw:line draw:name="形狀2" draw:style-name="gr2" draw:text-style-name="P11" svg:x1="3.32cm" svg:y1="11.379cm" svg:x2="3.953cm" svg:y2="10.927cm"><text:p/></draw:line><draw:line draw:name="形狀2" draw:style-name="gr2" draw:text-style-name="P11" svg:x1="3.32cm" svg:y1="11.379cm" svg:x2="3.953cm" svg:y2="10.927cm"><text:p/></draw:line><draw:line draw:name="形狀2" draw:style-name="gr2" draw:text-style-name="P11" svg:x1="4.362cm" svg:y1="11.959cm" svg:x2="3.953cm" svg:y2="10.927cm"><text:p/></draw:line><draw:line draw:name="形狀2" draw:style-name="gr2" draw:text-style-name="P11" svg:x1="4.362cm" svg:y1="11.959cm" svg:x2="3.953cm" svg:y2="10.927cm"><text:p/></draw:line><draw:line draw:name="形狀2" draw:style-name="gr2" draw:text-style-name="P11" svg:x1="3.32cm" svg:y1="11.378cm" svg:x2="3.491cm" svg:y2="12.147cm"><text:p/></draw:line><draw:line draw:name="形狀2" draw:style-name="gr2" draw:text-style-name="P11" svg:x1="4.362cm" svg:y1="11.959cm" svg:x2="3.424cm" svg:y2="12.148cm"><text:p/></draw:line><draw:line draw:name="形狀2" draw:style-name="gr2" draw:text-style-name="P11" svg:x1="4.02cm" svg:y1="10.133cm" svg:x2="3.935cm" svg:y2="11.026cm"><text:p/></draw:line><draw:line draw:name="形狀2" draw:style-name="gr2" draw:text-style-name="P11" svg:x1="4.334cm" svg:y1="11.959cm" svg:x2="5.078cm" svg:y2="12.472cm"><text:p/></draw:line><draw:line draw:name="形狀2" draw:style-name="gr2" draw:text-style-name="P11" svg:x1="2.739cm" svg:y1="12.924cm" svg:x2="3.556cm" svg:y2="12.001cm"><text:p/></draw:line><draw:line draw:name="形狀2" draw:style-name="gr2" draw:text-style-name="P11" svg:x1="3.32cm" svg:y1="11.324cm" svg:x2="4.424cm" svg:y2="11.959cm"><text:p/></draw:line><draw:custom-shape draw:name="形狀1" draw:style-name="gr3" draw:text-style-name="P12" svg:width="0.496cm" svg:height="0.496cm" svg:x="2.293cm" svg:y="10.5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4" draw:text-style-name="P12" svg:width="0.495cm" svg:height="0.496cm" svg:x="4.837cm" svg:y="12.2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3" draw:text-style-name="P12" svg:width="0.496cm" svg:height="0.496cm" svg:x="3.766cm" svg:y="9.9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13" svg:width="0.244cm" svg:height="0.244cm" svg:x="3.226cm" svg:y="11.2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6" draw:text-style-name="P13" svg:width="0.244cm" svg:height="0.242cm" svg:x="4.221cm" svg:y="11.8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13" svg:width="0.244cm" svg:height="0.244cm" svg:x="3.828cm" svg:y="10.86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6" draw:text-style-name="P13" svg:width="0.244cm" svg:height="0.242cm" svg:x="3.346cm" svg:y="12.0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形狀2" draw:style-name="gr2" draw:text-style-name="P11" svg:x1="3.32cm" svg:y1="11.379cm" svg:x2="3.953cm" svg:y2="10.927cm"><text:p/></draw:line><draw:line draw:name="形狀2" draw:style-name="gr2" draw:text-style-name="P11" svg:x1="3.32cm" svg:y1="11.379cm" svg:x2="3.953cm" svg:y2="10.927cm"><text:p/></draw:line><draw:line draw:name="形狀2" draw:style-name="gr2" draw:text-style-name="P11" svg:x1="4.362cm" svg:y1="11.959cm" svg:x2="3.953cm" svg:y2="10.927cm"><text:p/></draw:line><draw:line draw:name="形狀2" draw:style-name="gr2" draw:text-style-name="P11" svg:x1="4.362cm" svg:y1="11.959cm" svg:x2="3.953cm" svg:y2="10.927cm"><text:p/></draw:line><draw:line draw:name="形狀2" draw:style-name="gr2" draw:text-style-name="P11" svg:x1="3.32cm" svg:y1="11.378cm" svg:x2="3.491cm" svg:y2="12.147cm"><text:p/></draw:line><draw:line draw:name="形狀2" draw:style-name="gr2" draw:text-style-name="P11" svg:x1="4.362cm" svg:y1="11.959cm" svg:x2="3.424cm" svg:y2="12.148cm"><text:p/></draw:line><draw:line draw:name="形狀2" draw:style-name="gr2" draw:text-style-name="P11" svg:x1="4.02cm" svg:y1="10.133cm" svg:x2="3.935cm" svg:y2="11.026cm"><text:p/></draw:line><draw:line draw:name="形狀2" draw:style-name="gr2" draw:text-style-name="P11" svg:x1="2.739cm" svg:y1="12.924cm" svg:x2="3.483cm" svg:y2="12.084cm"><text:p/></draw:line><draw:custom-shape draw:name="形狀1" draw:style-name="gr4" draw:text-style-name="P12" svg:width="0.495cm" svg:height="0.496cm" svg:x="4.837cm" svg:y="12.2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3" draw:text-style-name="P12" svg:width="0.496cm" svg:height="0.496cm" svg:x="3.766cm" svg:y="9.9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4" draw:text-style-name="P12" svg:width="0.495cm" svg:height="0.496cm" svg:x="2.51cm" svg:y="12.6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13" svg:width="0.244cm" svg:height="0.244cm" svg:x="3.226cm" svg:y="11.2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6" draw:text-style-name="P13" svg:width="0.244cm" svg:height="0.242cm" svg:x="4.221cm" svg:y="11.8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13" svg:width="0.244cm" svg:height="0.244cm" svg:x="3.828cm" svg:y="10.86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6" draw:text-style-name="P13" svg:width="0.244cm" svg:height="0.242cm" svg:x="3.346cm" svg:y="12.0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1" draw:style-name="gr1"><draw:line draw:name="形狀2" draw:style-name="gr2" draw:text-style-name="P11" svg:x1="7.397cm" svg:y1="12.896cm" svg:x2="8.141cm" svg:y2="12.056cm"><text:p/></draw:line><draw:line draw:name="形狀2" draw:style-name="gr2" draw:text-style-name="P11" svg:x1="8.992cm" svg:y1="11.931cm" svg:x2="9.736cm" svg:y2="12.444cm"><text:p/></draw:line><draw:line draw:name="形狀2" draw:style-name="gr2" draw:text-style-name="P11" svg:x1="8.678cm" svg:y1="10.105cm" svg:x2="8.593cm" svg:y2="10.998cm"><text:p/></draw:line><draw:line draw:name="形狀2" draw:style-name="gr2" draw:text-style-name="P11" svg:x1="7.397cm" svg:y1="12.896cm" svg:x2="8.141cm" svg:y2="12.056cm"><text:p/></draw:line><draw:line draw:name="形狀2" draw:style-name="gr2" draw:text-style-name="P11" svg:x1="8.678cm" svg:y1="10.105cm" svg:x2="8.593cm" svg:y2="10.998cm"><text:p/></draw:line><draw:line draw:name="形狀2" draw:style-name="gr2" draw:text-style-name="P11" svg:x1="7.184cm" svg:y1="10.837cm" svg:x2="8.149cm" svg:y2="12.056cm"><text:p/></draw:line><draw:line draw:name="形狀2" draw:style-name="gr2" draw:text-style-name="P11" svg:x1="8.593cm" svg:y1="10.998cm" svg:x2="8.163cm" svg:y2="12.056cm"><text:p/></draw:line><draw:line draw:name="形狀2" draw:style-name="gr2" draw:text-style-name="P11" svg:x1="7.184cm" svg:y1="10.837cm" svg:x2="8.073cm" svg:y2="11.35cm"><text:p/></draw:line><draw:line draw:name="形狀2" draw:style-name="gr2" draw:text-style-name="P11" svg:x1="7.978cm" svg:y1="11.351cm" svg:x2="8.611cm" svg:y2="10.899cm"><text:p/></draw:line><draw:line draw:name="形狀2" draw:style-name="gr2" draw:text-style-name="P11" svg:x1="7.978cm" svg:y1="11.351cm" svg:x2="8.611cm" svg:y2="10.899cm"><text:p/></draw:line><draw:line draw:name="形狀2" draw:style-name="gr2" draw:text-style-name="P11" svg:x1="9.02cm" svg:y1="11.931cm" svg:x2="8.611cm" svg:y2="10.899cm"><text:p/></draw:line><draw:line draw:name="形狀2" draw:style-name="gr2" draw:text-style-name="P11" svg:x1="9.02cm" svg:y1="11.931cm" svg:x2="8.611cm" svg:y2="10.899cm"><text:p/></draw:line><draw:line draw:name="形狀2" draw:style-name="gr2" draw:text-style-name="P11" svg:x1="7.978cm" svg:y1="11.35cm" svg:x2="8.149cm" svg:y2="12.119cm"><text:p/></draw:line><draw:line draw:name="形狀2" draw:style-name="gr2" draw:text-style-name="P11" svg:x1="9.02cm" svg:y1="11.931cm" svg:x2="8.082cm" svg:y2="12.12cm"><text:p/></draw:line><draw:line draw:name="形狀2" draw:style-name="gr2" draw:text-style-name="P11" svg:x1="8.678cm" svg:y1="10.899cm" svg:x2="9.736cm" svg:y2="12.444cm"><text:p/></draw:line><draw:line draw:name="形狀2" draw:style-name="gr2" draw:text-style-name="P11" svg:x1="7.397cm" svg:y1="12.895cm" svg:x2="9.082cm" svg:y2="11.867cm"><text:p/></draw:line><draw:line draw:name="形狀2" draw:style-name="gr2" draw:text-style-name="P11" svg:x1="7.978cm" svg:y1="11.296cm" svg:x2="9.082cm" svg:y2="11.931cm"><text:p/></draw:line><draw:custom-shape draw:name="形狀1" draw:style-name="gr3" draw:text-style-name="P12" svg:width="0.496cm" svg:height="0.496cm" svg:x="6.951cm" svg:y="10.5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4" draw:text-style-name="P12" svg:width="0.495cm" svg:height="0.496cm" svg:x="9.495cm" svg:y="12.1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3" draw:text-style-name="P12" svg:width="0.496cm" svg:height="0.496cm" svg:x="8.424cm" svg:y="9.8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13" svg:width="0.244cm" svg:height="0.244cm" svg:x="7.884cm" svg:y="11.2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6" draw:text-style-name="P13" svg:width="0.244cm" svg:height="0.242cm" svg:x="8.879cm" svg:y="11.7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13" svg:width="0.244cm" svg:height="0.244cm" svg:x="8.486cm" svg:y="10.83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6" draw:text-style-name="P13" svg:width="0.244cm" svg:height="0.242cm" svg:x="8.004cm" svg:y="11.9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形狀2" draw:style-name="gr2" draw:text-style-name="P11" svg:x1="7.978cm" svg:y1="11.351cm" svg:x2="8.611cm" svg:y2="10.899cm"><text:p/></draw:line><draw:line draw:name="形狀2" draw:style-name="gr2" draw:text-style-name="P11" svg:x1="7.978cm" svg:y1="11.351cm" svg:x2="8.611cm" svg:y2="10.899cm"><text:p/></draw:line><draw:line draw:name="形狀2" draw:style-name="gr2" draw:text-style-name="P11" svg:x1="9.02cm" svg:y1="11.931cm" svg:x2="8.611cm" svg:y2="10.899cm"><text:p/></draw:line><draw:line draw:name="形狀2" draw:style-name="gr2" draw:text-style-name="P11" svg:x1="9.02cm" svg:y1="11.931cm" svg:x2="8.611cm" svg:y2="10.899cm"><text:p/></draw:line><draw:line draw:name="形狀2" draw:style-name="gr2" draw:text-style-name="P11" svg:x1="7.978cm" svg:y1="11.35cm" svg:x2="8.149cm" svg:y2="12.119cm"><text:p/></draw:line><draw:line draw:name="形狀2" draw:style-name="gr2" draw:text-style-name="P11" svg:x1="9.02cm" svg:y1="11.931cm" svg:x2="8.082cm" svg:y2="12.12cm"><text:p/></draw:line><draw:line draw:name="形狀2" draw:style-name="gr2" draw:text-style-name="P11" svg:x1="8.678cm" svg:y1="10.105cm" svg:x2="7.978cm" svg:y2="11.296cm"><text:p/></draw:line><draw:custom-shape draw:name="形狀1" draw:style-name="gr4" draw:text-style-name="P12" svg:width="0.495cm" svg:height="0.496cm" svg:x="9.495cm" svg:y="12.1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3" draw:text-style-name="P12" svg:width="0.496cm" svg:height="0.496cm" svg:x="8.424cm" svg:y="9.8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4" draw:text-style-name="P12" svg:width="0.495cm" svg:height="0.496cm" svg:x="7.168cm" svg:y="12.6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13" svg:width="0.244cm" svg:height="0.244cm" svg:x="7.884cm" svg:y="11.2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6" draw:text-style-name="P13" svg:width="0.244cm" svg:height="0.242cm" svg:x="8.879cm" svg:y="11.7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13" svg:width="0.244cm" svg:height="0.244cm" svg:x="8.486cm" svg:y="10.83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6" draw:text-style-name="P13" svg:width="0.244cm" svg:height="0.242cm" svg:x="8.004cm" svg:y="11.9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2" draw:style-name="gr1"><draw:line draw:name="形狀2" draw:style-name="gr2" draw:text-style-name="P11" svg:x1="11.698cm" svg:y1="10.837cm" svg:x2="13.125cm" svg:y2="10.998cm"><text:p/></draw:line><draw:line draw:name="形狀2" draw:style-name="gr2" draw:text-style-name="P11" svg:x1="11.911cm" svg:y1="12.896cm" svg:x2="12.655cm" svg:y2="12.056cm"><text:p/></draw:line><draw:line draw:name="形狀2" draw:style-name="gr2" draw:text-style-name="P11" svg:x1="13.506cm" svg:y1="11.931cm" svg:x2="14.25cm" svg:y2="12.444cm"><text:p/></draw:line><draw:line draw:name="形狀2" draw:style-name="gr2" draw:text-style-name="P11" svg:x1="13.192cm" svg:y1="10.105cm" svg:x2="13.107cm" svg:y2="10.998cm"><text:p/></draw:line><draw:line draw:name="形狀2" draw:style-name="gr2" draw:text-style-name="P11" svg:x1="11.911cm" svg:y1="12.896cm" svg:x2="12.655cm" svg:y2="12.056cm"><text:p/></draw:line><draw:line draw:name="形狀2" draw:style-name="gr2" draw:text-style-name="P11" svg:x1="12.596cm" svg:y1="12.12cm" svg:x2="14.251cm" svg:y2="12.445cm"><text:p/></draw:line><draw:line draw:name="形狀2" draw:style-name="gr2" draw:text-style-name="P11" svg:x1="13.192cm" svg:y1="10.105cm" svg:x2="13.107cm" svg:y2="10.998cm"><text:p/></draw:line><draw:line draw:name="形狀2" draw:style-name="gr2" draw:text-style-name="P11" svg:x1="11.911cm" svg:y1="12.896cm" svg:x2="12.491cm" svg:y2="11.296cm"><text:p/></draw:line><draw:line draw:name="形狀2" draw:style-name="gr2" draw:text-style-name="P11" svg:x1="11.698cm" svg:y1="10.837cm" svg:x2="12.663cm" svg:y2="12.056cm"><text:p/></draw:line><draw:line draw:name="形狀2" draw:style-name="gr2" draw:text-style-name="P11" svg:x1="13.107cm" svg:y1="10.998cm" svg:x2="12.677cm" svg:y2="12.056cm"><text:p/></draw:line><draw:line draw:name="形狀2" draw:style-name="gr2" draw:text-style-name="P11" svg:x1="11.698cm" svg:y1="10.837cm" svg:x2="12.587cm" svg:y2="11.35cm"><text:p/></draw:line><draw:line draw:name="形狀2" draw:style-name="gr2" draw:text-style-name="P11" svg:x1="12.492cm" svg:y1="11.351cm" svg:x2="13.125cm" svg:y2="10.899cm"><text:p/></draw:line><draw:line draw:name="形狀2" draw:style-name="gr2" draw:text-style-name="P11" svg:x1="12.492cm" svg:y1="11.351cm" svg:x2="13.125cm" svg:y2="10.899cm"><text:p/></draw:line><draw:line draw:name="形狀2" draw:style-name="gr2" draw:text-style-name="P11" svg:x1="13.534cm" svg:y1="11.931cm" svg:x2="13.125cm" svg:y2="10.899cm"><text:p/></draw:line><draw:line draw:name="形狀2" draw:style-name="gr2" draw:text-style-name="P11" svg:x1="13.534cm" svg:y1="11.931cm" svg:x2="13.125cm" svg:y2="10.899cm"><text:p/></draw:line><draw:line draw:name="形狀2" draw:style-name="gr2" draw:text-style-name="P11" svg:x1="12.492cm" svg:y1="11.35cm" svg:x2="12.663cm" svg:y2="12.119cm"><text:p/></draw:line><draw:line draw:name="形狀2" draw:style-name="gr2" draw:text-style-name="P11" svg:x1="13.534cm" svg:y1="11.931cm" svg:x2="12.596cm" svg:y2="12.12cm"><text:p/></draw:line><draw:line draw:name="形狀2" draw:style-name="gr2" draw:text-style-name="P11" svg:x1="13.192cm" svg:y1="10.105cm" svg:x2="13.534cm" svg:y2="11.931cm"><text:p/></draw:line><draw:line draw:name="形狀2" draw:style-name="gr2" draw:text-style-name="P11" svg:x1="13.192cm" svg:y1="10.899cm" svg:x2="14.25cm" svg:y2="12.444cm"><text:p/></draw:line><draw:line draw:name="形狀2" draw:style-name="gr2" draw:text-style-name="P11" svg:x1="11.911cm" svg:y1="12.895cm" svg:x2="13.596cm" svg:y2="11.867cm"><text:p/></draw:line><draw:line draw:name="形狀2" draw:style-name="gr2" draw:text-style-name="P11" svg:x1="12.492cm" svg:y1="11.296cm" svg:x2="13.596cm" svg:y2="11.931cm"><text:p/></draw:line><draw:custom-shape draw:name="形狀1" draw:style-name="gr3" draw:text-style-name="P12" svg:width="0.496cm" svg:height="0.496cm" svg:x="11.465cm" svg:y="10.5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4" draw:text-style-name="P12" svg:width="0.495cm" svg:height="0.496cm" svg:x="14.009cm" svg:y="12.1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3" draw:text-style-name="P12" svg:width="0.496cm" svg:height="0.496cm" svg:x="12.938cm" svg:y="9.8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13" svg:width="0.244cm" svg:height="0.244cm" svg:x="12.398cm" svg:y="11.2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6" draw:text-style-name="P13" svg:width="0.244cm" svg:height="0.242cm" svg:x="13.393cm" svg:y="11.7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13" svg:width="0.244cm" svg:height="0.244cm" svg:x="13cm" svg:y="10.83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6" draw:text-style-name="P13" svg:width="0.244cm" svg:height="0.242cm" svg:x="12.518cm" svg:y="11.9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形狀2" draw:style-name="gr2" draw:text-style-name="P11" svg:x1="12.492cm" svg:y1="11.351cm" svg:x2="13.125cm" svg:y2="10.899cm"><text:p/></draw:line><draw:line draw:name="形狀2" draw:style-name="gr2" draw:text-style-name="P11" svg:x1="12.492cm" svg:y1="11.351cm" svg:x2="13.125cm" svg:y2="10.899cm"><text:p/></draw:line><draw:line draw:name="形狀2" draw:style-name="gr2" draw:text-style-name="P11" svg:x1="13.534cm" svg:y1="11.931cm" svg:x2="13.125cm" svg:y2="10.899cm"><text:p/></draw:line><draw:line draw:name="形狀2" draw:style-name="gr2" draw:text-style-name="P11" svg:x1="13.534cm" svg:y1="11.931cm" svg:x2="13.125cm" svg:y2="10.899cm"><text:p/></draw:line><draw:line draw:name="形狀2" draw:style-name="gr2" draw:text-style-name="P11" svg:x1="12.492cm" svg:y1="11.35cm" svg:x2="12.663cm" svg:y2="12.119cm"><text:p/></draw:line><draw:line draw:name="形狀2" draw:style-name="gr2" draw:text-style-name="P11" svg:x1="13.534cm" svg:y1="11.931cm" svg:x2="12.596cm" svg:y2="12.12cm"><text:p/></draw:line><draw:line draw:name="形狀2" draw:style-name="gr2" draw:text-style-name="P11" svg:x1="13.192cm" svg:y1="10.105cm" svg:x2="12.492cm" svg:y2="11.296cm"><text:p/></draw:line><draw:custom-shape draw:name="形狀1" draw:style-name="gr4" draw:text-style-name="P12" svg:width="0.495cm" svg:height="0.496cm" svg:x="14.009cm" svg:y="12.1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3" draw:text-style-name="P12" svg:width="0.496cm" svg:height="0.496cm" svg:x="12.938cm" svg:y="9.8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4" draw:text-style-name="P12" svg:width="0.495cm" svg:height="0.496cm" svg:x="11.682cm" svg:y="12.6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13" svg:width="0.244cm" svg:height="0.244cm" svg:x="12.398cm" svg:y="11.2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6" draw:text-style-name="P13" svg:width="0.244cm" svg:height="0.242cm" svg:x="13.393cm" svg:y="11.7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13" svg:width="0.244cm" svg:height="0.244cm" svg:x="13cm" svg:y="10.83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6" draw:text-style-name="P13" svg:width="0.244cm" svg:height="0.242cm" svg:x="12.518cm" svg:y="11.9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3" draw:style-name="gr1"><draw:line draw:name="形狀2" draw:style-name="gr2" draw:text-style-name="P11" svg:x1="3.775cm" svg:y1="15.907cm" svg:x2="5.082cm" svg:y2="16.66cm"><text:p/></draw:line><draw:line draw:name="形狀2" draw:style-name="gr2" draw:text-style-name="P11" svg:x1="5.269cm" svg:y1="15.175cm" svg:x2="5.184cm" svg:y2="16.068cm"><text:p/></draw:line><draw:line draw:name="形狀2" draw:style-name="gr2" draw:text-style-name="P11" svg:x1="5.082cm" svg:y1="16.655cm" svg:x2="6.327cm" svg:y2="17.514cm"><text:p/></draw:line><draw:line draw:name="形狀2" draw:style-name="gr2" draw:text-style-name="P11" svg:x1="3.988cm" svg:y1="17.966cm" svg:x2="4.805cm" svg:y2="17.043cm"><text:p/></draw:line><draw:custom-shape draw:name="形狀1" draw:style-name="gr3" draw:text-style-name="P12" svg:width="0.496cm" svg:height="0.496cm" svg:x="3.542cm" svg:y="15.6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4" draw:text-style-name="P12" svg:width="0.495cm" svg:height="0.496cm" svg:x="6.086cm" svg:y="17.2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3" draw:text-style-name="P12" svg:width="0.496cm" svg:height="0.496cm" svg:x="5.015cm" svg:y="14.9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形狀2" draw:style-name="gr2" draw:text-style-name="P11" svg:x1="5.269cm" svg:y1="15.175cm" svg:x2="5.13cm" svg:y2="16.655cm"><text:p/></draw:line><draw:line draw:name="形狀2" draw:style-name="gr2" draw:text-style-name="P11" svg:x1="3.988cm" svg:y1="17.966cm" svg:x2="5.149cm" svg:y2="16.655cm"><text:p/></draw:line><draw:custom-shape draw:name="形狀1" draw:style-name="gr4" draw:text-style-name="P12" svg:width="0.495cm" svg:height="0.496cm" svg:x="6.086cm" svg:y="17.2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3" draw:text-style-name="P12" svg:width="0.496cm" svg:height="0.496cm" svg:x="5.015cm" svg:y="14.9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4" draw:text-style-name="P12" svg:width="0.495cm" svg:height="0.496cm" svg:x="3.759cm" svg:y="17.7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7" draw:text-style-name="P13" svg:width="0.496cm" svg:height="0.496cm" svg:x="4.883cm" svg:y="16.4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Nimbus Mono L" svg:font-family="'Nimbus Mono L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HK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HK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20:21:47.160347692</meta:creation-date>
    <meta:editing-duration>PT1H21S</meta:editing-duration>
    <meta:editing-cycles>11</meta:editing-cycles>
    <meta:generator>LibreOffice/5.1.6.2$Linux_X86_64 LibreOffice_project/10m0$Build-2</meta:generator>
    <dc:date>2017-06-19T21:44:06.483963934</dc:date>
    <meta:document-statistic meta:table-count="0" meta:image-count="0" meta:object-count="16" meta:page-count="2" meta:paragraph-count="23" meta:word-count="53" meta:character-count="309" meta:non-whitespace-character-count="262"/>
  </office:meta>
</office:document-meta>
</file>

<file path=Object 1/content.xml><?xml version="1.0" encoding="utf-8"?>
<math xmlns="http://www.w3.org/1998/Math/MathML" display="block">
  <semantics>
    <mi mathvariant="normal">α</mi>
    <annotation encoding="StarMath 5.0">%alpha</annotation>
  </semantics>
</math>
</file>

<file path=Object 10/content.xml><?xml version="1.0" encoding="utf-8"?>
<math xmlns="http://www.w3.org/1998/Math/MathML" display="block">
  <semantics>
    <mrow>
      <mi mathvariant="italic">split</mi>
      <mi mathvariant="italic">it</mi>
      <mi mathvariant="italic">into</mi>
      <mi>k</mi>
      <mi mathvariant="italic">subnodes</mi>
      <mrow>
        <mo fence="true" stretchy="false">{</mo>
        <mrow>
          <mrow>
            <msubsup>
              <mi>v</mi>
              <mi>i</mi>
              <mn>1</mn>
            </msubsup>
            <mi>,</mi>
            <msubsup>
              <mi>v</mi>
              <mi>i</mi>
              <mn>2</mn>
            </msubsup>
            <mn>...</mn>
            <msubsup>
              <mi>v</mi>
              <mi>i</mi>
              <mi>k</mi>
            </msubsup>
          </mrow>
        </mrow>
        <mo fence="true" stretchy="false">}</mo>
      </mrow>
      <mi>,</mi>
      <mi mathvariant="italic">each</mi>
      <mi mathvariant="italic">node</mi>
      <mi mathvariant="italic">get</mi>
      <mi mathvariant="italic">one</mi>
      <mi mathvariant="italic">slice</mi>
      <mi mathvariant="italic">of</mi>
      <mi mathvariant="italic">its</mi>
      <mi mathvariant="italic">neighbor</mi>
      <mrow>
        <mo fence="true" stretchy="false">{</mo>
        <mrow>
          <msubsup>
            <mi>n</mi>
            <mi>i</mi>
            <mi>k</mi>
          </msubsup>
        </mrow>
        <mo fence="true" stretchy="false">}</mo>
      </mrow>
    </mrow>
    <annotation encoding="StarMath 5.0">split it into k subnodes  lbrace v_i^1 , v_i^2 ...v_i^k rbrace , each node get one slice of its neighbor lbrace n_i^k rbrace  
</annotation>
  </semantics>
</math>
</file>

<file path=Object 11/content.xml><?xml version="1.0" encoding="utf-8"?>
<math xmlns="http://www.w3.org/1998/Math/MathML" display="block">
  <semantics>
    <mrow>
      <mi mathvariant="italic">the</mi>
      <mi mathvariant="italic">node</mi>
      <msub>
        <mi>v</mi>
        <mi>i</mi>
      </msub>
      <mi mathvariant="italic">split</mi>
      <mi mathvariant="italic">into</mi>
      <mi>k</mi>
      <mi mathvariant="italic">subnodes</mi>
      <mi>,</mi>
      <mi mathvariant="italic">each</mi>
      <mi mathvariant="italic">subnodes</mi>
      <mi mathvariant="italic">add</mi>
      <mi mathvariant="italic">edges</mi>
      <mi mathvariant="italic">with</mi>
      <mfrac>
        <mi>m</mi>
        <mi>k</mi>
      </mfrac>
      <mi mathvariant="italic">of</mi>
      <mi mathvariant="italic">the</mi>
      <mi mathvariant="italic">origin</mi>
      <mi mathvariant="italic">neighbor</mi>
      <mrow>
        <mo fence="true" stretchy="false">(</mo>
        <mrow>
          <msub>
            <mi>v</mi>
            <mi>i</mi>
          </msub>
        </mrow>
        <mo fence="true" stretchy="false">)</mo>
      </mrow>
    </mrow>
    <annotation encoding="StarMath 5.0">the node v_i split into k subnodes, each subnodes add edges with  {m} over {k} of the origin neighbor( v_i )   </annotation>
  </semantics>
</math>
</file>

<file path=Object 12/content.xml><?xml version="1.0" encoding="utf-8"?>
<math xmlns="http://www.w3.org/1998/Math/MathML" display="block">
  <semantics>
    <mrow>
      <mi mathvariant="italic">time</mi>
      <mi mathvariant="italic">complexity</mi>
      <mi mathvariant="normal">:</mi>
      <mi>O</mi>
      <mrow>
        <mo fence="true" stretchy="false">(</mo>
        <mrow>
          <mi>E</mi>
        </mrow>
        <mo fence="true" stretchy="false">)</mo>
      </mrow>
    </mrow>
    <annotation encoding="StarMath 5.0">time complexity : O( E )</annotation>
  </semantics>
</math>
</file>

<file path=Object 13/content.xml><?xml version="1.0" encoding="utf-8"?>
<math xmlns="http://www.w3.org/1998/Math/MathML" display="block">
  <semantics>
    <mrow>
      <mi mathvariant="italic">time</mi>
      <mi mathvariant="italic">complexity</mi>
      <mi mathvariant="normal">:</mi>
      <mi>O</mi>
      <mrow>
        <mo fence="true" stretchy="false">(</mo>
        <mrow>
          <msup>
            <mi>V</mi>
            <mn>2</mn>
          </msup>
        </mrow>
        <mo fence="true" stretchy="false">)</mo>
      </mrow>
    </mrow>
    <annotation encoding="StarMath 5.0">time complexity : O( V^2 )</annotation>
  </semantics>
</math>
</file>

<file path=Object 14/content.xml><?xml version="1.0" encoding="utf-8"?>
<math xmlns="http://www.w3.org/1998/Math/MathML" display="block">
  <semantics>
    <mi mathvariant="normal">α</mi>
    <annotation encoding="StarMath 5.0">%alpha</annotation>
  </semantics>
</math>
</file>

<file path=Object 15/content.xml><?xml version="1.0" encoding="utf-8"?>
<math xmlns="http://www.w3.org/1998/Math/MathML" display="block">
  <semantics>
    <mrow>
      <mi mathvariant="italic">time</mi>
      <mi mathvariant="italic">complexity</mi>
      <mi mathvariant="normal">:</mi>
      <mi>O</mi>
      <mrow>
        <mo fence="true" stretchy="false">(</mo>
        <mrow>
          <mrow>
            <mi>V</mi>
            <mi>log</mi>
            <mrow>
              <mo fence="true" stretchy="false">(</mo>
              <mrow>
                <mrow>
                  <mi mathvariant="italic">deg</mi>
                  <msub>
                    <mrow>
                      <mo fence="true" stretchy="false">(</mo>
                      <mrow>
                        <mi>v</mi>
                      </mrow>
                      <mo fence="true" stretchy="false">)</mo>
                    </mrow>
                    <mi mathvariant="italic">max</mi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time complexity : O( V log(deg(v)_max))
</annotation>
  </semantics>
</math>
</file>

<file path=Object 16/content.xml><?xml version="1.0" encoding="utf-8"?>
<math xmlns="http://www.w3.org/1998/Math/MathML" display="block">
  <semantics>
    <mi>d</mi>
    <annotation encoding="StarMath 5.0">d</annotation>
  </semantics>
</math>
</file>

<file path=Object 2/content.xml><?xml version="1.0" encoding="utf-8"?>
<math xmlns="http://www.w3.org/1998/Math/MathML" display="block">
  <semantics>
    <mrow>
      <mi mathvariant="normal">Δ</mi>
      <mrow>
        <mi>V</mi>
        <mo stretchy="false">=</mo>
        <mrow>
          <msub>
            <mi>V</mi>
            <mi>c</mi>
          </msub>
          <mo stretchy="false">∗</mo>
          <mrow>
            <mo fence="true" stretchy="false">(</mo>
            <mrow>
              <mrow>
                <mi>k</mi>
                <mo stretchy="false">−</mo>
                <mn>1</mn>
              </mrow>
            </mrow>
            <mo fence="true" stretchy="false">)</mo>
          </mrow>
        </mrow>
      </mrow>
    </mrow>
    <annotation encoding="StarMath 5.0">%iDELTA V = V_c*(k-1)
</annotation>
  </semantics>
</math>
</file>

<file path=Object 3/content.xml><?xml version="1.0" encoding="utf-8"?>
<math xmlns="http://www.w3.org/1998/Math/MathML" display="block">
  <semantics>
    <mrow>
      <mi mathvariant="normal">Δ</mi>
      <mrow>
        <mi>E</mi>
        <mo stretchy="false">=</mo>
        <mi mathvariant="normal">Δ</mi>
      </mrow>
      <mrow>
        <msub>
          <mi>E</mi>
          <mi>S</mi>
        </msub>
        <mo stretchy="false">+</mo>
        <mi mathvariant="normal">Δ</mi>
      </mrow>
      <msub>
        <mi>E</mi>
        <mi>R</mi>
      </msub>
    </mrow>
    <annotation encoding="StarMath 5.0">%iDELTA E = %iDELTA E_S + %iDELTA E_R 
			
			  
</annotation>
  </semantics>
</math>
</file>

<file path=Object 4/content.xml><?xml version="1.0" encoding="utf-8"?>
<math xmlns="http://www.w3.org/1998/Math/MathML" display="block">
  <semantics>
    <mrow>
      <mi mathvariant="normal">Δ</mi>
      <mrow>
        <mi>E</mi>
        <mo stretchy="false">≤</mo>
        <mrow>
          <mfrac>
            <mrow>
              <msub>
                <mi>V</mi>
                <mi>c</mi>
              </msub>
              <mo stretchy="false">∗</mo>
              <mi>k</mi>
              <mo stretchy="false">∗</mo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</mrow>
            <mn>2</mn>
          </mfrac>
          <mo stretchy="false">+</mo>
          <msub>
            <mi mathvariant="normal">Σ</mi>
            <mrow>
              <mi>v</mi>
              <mi mathvariant="normal">∈</mi>
              <msub>
                <mi>V</mi>
                <mi>c</mi>
              </msub>
            </mrow>
          </msub>
        </mrow>
      </mrow>
      <mi mathvariant="italic">neightbor</mi>
      <mrow>
        <mrow>
          <mo fence="true" stretchy="false">(</mo>
          <mrow>
            <mi>v</mi>
          </mrow>
          <mo fence="true" stretchy="false">)</mo>
        </mrow>
        <mo stretchy="false">∗</mo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</mrow>
    </mrow>
    <annotation encoding="StarMath 5.0">%iDELTA E  &lt;= V_c*k*(k-1)over2 + %iSIGMA _{v %element V_c} neightbor(v)*(m-1)
			  
</annotation>
  </semantics>
</math>
</file>

<file path=Object 5/content.xml><?xml version="1.0" encoding="utf-8"?>
<math xmlns="http://www.w3.org/1998/Math/MathML" display="block">
  <semantics>
    <mrow>
      <msub>
        <mi mathvariant="normal">Σ</mi>
        <mrow>
          <mi>v</mi>
          <mi mathvariant="normal">∈</mi>
          <msub>
            <mi>V</mi>
            <mi>c</mi>
          </msub>
        </mrow>
      </msub>
      <mi mathvariant="italic">neightbor</mi>
      <mrow>
        <mrow>
          <mrow>
            <mo fence="true" stretchy="false">(</mo>
            <mrow>
              <mi>v</mi>
            </mrow>
            <mo fence="true" stretchy="false">)</mo>
          </mrow>
          <mo stretchy="false">∗</mo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</mrow>
        <mo stretchy="false">≫</mo>
        <mfrac>
          <mrow>
            <msub>
              <mi>V</mi>
              <mi>c</mi>
            </msub>
            <mo stretchy="false">∗</mo>
            <mi>k</mi>
            <mo stretchy="false">∗</mo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</mrow>
          <mn>2</mn>
        </mfrac>
      </mrow>
    </mrow>
    <annotation encoding="StarMath 5.0">%iSIGMA _{v %element V_c} neightbor(v)*(m-1)&gt;&gt; V_c*k*(k-1)over2 
</annotation>
  </semantics>
</math>
</file>

<file path=Object 6/content.xml><?xml version="1.0" encoding="utf-8"?>
<math xmlns="http://www.w3.org/1998/Math/MathML" display="block">
  <semantics>
    <mrow>
      <mi mathvariant="normal">Δ</mi>
      <mi>E</mi>
      <mi>≈</mi>
      <msub>
        <mi mathvariant="normal">Σ</mi>
        <mrow>
          <mi>v</mi>
          <mi mathvariant="normal">∈</mi>
          <msub>
            <mi>V</mi>
            <mi>c</mi>
          </msub>
        </mrow>
      </msub>
      <mi mathvariant="italic">neightbor</mi>
      <mrow>
        <mrow>
          <mo fence="true" stretchy="false">(</mo>
          <mrow>
            <mi>v</mi>
          </mrow>
          <mo fence="true" stretchy="false">)</mo>
        </mrow>
        <mo stretchy="false">∗</mo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</mrow>
    </mrow>
    <annotation encoding="StarMath 5.0">%iDELTA E ≈ %iSIGMA _{v %element V_c} neightbor(v)*(m-1)
			
			  
</annotation>
  </semantics>
</math>
</file>

<file path=Object 7/content.xml><?xml version="1.0" encoding="utf-8"?>
<math xmlns="http://www.w3.org/1998/Math/MathML" display="block">
  <semantics>
    <mrow>
      <mi mathvariant="italic">for</mi>
      <mrow>
        <msub>
          <mi>v</mi>
          <mi>i</mi>
        </msub>
        <mo stretchy="false">∈</mo>
        <mi>V</mi>
      </mrow>
      <mi mathvariant="italic">which</mi>
      <mi mathvariant="italic">deg</mi>
      <mrow>
        <mrow>
          <mo fence="true" stretchy="false">(</mo>
          <mrow>
            <mi>v</mi>
          </mrow>
          <mo fence="true" stretchy="false">)</mo>
        </mrow>
        <mo stretchy="false">&gt;</mo>
        <msub>
          <mi mathvariant="italic">thres</mi>
          <mi>d</mi>
        </msub>
      </mrow>
      <mi>,</mi>
      <mi mathvariant="italic">define</mi>
      <mrow>
        <mi>k</mi>
        <mo stretchy="false">=</mo>
        <mfrac>
          <mrow>
            <mi mathvariant="italic">deg</mi>
            <mrow>
              <mo fence="true" stretchy="false">(</mo>
              <mrow>
                <msub>
                  <mi>v</mi>
                  <mi>i</mi>
                </msub>
              </mrow>
              <mo fence="true" stretchy="false">)</mo>
            </mrow>
          </mrow>
          <msub>
            <mi mathvariant="italic">thres</mi>
            <mi>d</mi>
          </msub>
        </mfrac>
      </mrow>
    </mrow>
    <annotation encoding="StarMath 5.0">for v_i in V which deg( v ) &gt; thres_d, define k = {deg(v_i)}over{ thres_d } </annotation>
  </semantics>
</math>
</file>

<file path=Object 8/content.xml><?xml version="1.0" encoding="utf-8"?>
<math xmlns="http://www.w3.org/1998/Math/MathML" display="block">
  <semantics>
    <mrow>
      <mi mathvariant="italic">for</mi>
      <mrow>
        <msub>
          <mi>v</mi>
          <mi>i</mi>
        </msub>
        <mo stretchy="false">∈</mo>
        <mi>V</mi>
      </mrow>
      <mi mathvariant="italic">which</mi>
      <mi mathvariant="italic">deg</mi>
      <mrow>
        <mrow>
          <mo fence="true" stretchy="false">(</mo>
          <mrow>
            <mi>v</mi>
          </mrow>
          <mo fence="true" stretchy="false">)</mo>
        </mrow>
        <mo stretchy="false">&gt;</mo>
        <mi mathvariant="italic">deg</mi>
      </mrow>
      <mrow>
        <mo fence="true" stretchy="false">(</mo>
        <mrow>
          <msub>
            <mi>v</mi>
            <mi mathvariant="normal">α</mi>
          </msub>
        </mrow>
        <mo fence="true" stretchy="false">)</mo>
      </mrow>
      <mi>,</mi>
      <mi mathvariant="italic">split</mi>
      <mi mathvariant="italic">into</mi>
      <mi>k</mi>
      <mi mathvariant="italic">partition</mi>
    </mrow>
    <annotation encoding="StarMath 5.0">for v_i in V which deg( v) &gt;deg( v_%alpha ), split into k partition </annotation>
  </semantics>
</math>
</file>

<file path=Object 9/content.xml><?xml version="1.0" encoding="utf-8"?>
<math xmlns="http://www.w3.org/1998/Math/MathML" display="block">
  <semantics>
    <mrow>
      <mi mathvariant="italic">split</mi>
      <mi mathvariant="italic">it</mi>
      <mi mathvariant="italic">into</mi>
      <mi>k</mi>
      <mi mathvariant="italic">subnodes</mi>
      <mrow>
        <mo fence="true" stretchy="false">{</mo>
        <mrow>
          <mrow>
            <msubsup>
              <mi>v</mi>
              <mi>i</mi>
              <mn>1</mn>
            </msubsup>
            <mi>,</mi>
            <msubsup>
              <mi>v</mi>
              <mi>i</mi>
              <mn>2</mn>
            </msubsup>
            <mn>...</mn>
            <msubsup>
              <mi>v</mi>
              <mi>i</mi>
              <mi>k</mi>
            </msubsup>
          </mrow>
        </mrow>
        <mo fence="true" stretchy="false">}</mo>
      </mrow>
      <mi>,</mi>
      <mi mathvariant="italic">each</mi>
      <mi mathvariant="italic">node</mi>
      <mi mathvariant="italic">get</mi>
      <mi mathvariant="italic">one</mi>
      <mi mathvariant="italic">slice</mi>
      <mi mathvariant="italic">of</mi>
      <mi mathvariant="italic">its</mi>
      <mi mathvariant="italic">neighbor</mi>
      <mrow>
        <mo fence="true" stretchy="false">{</mo>
        <mrow>
          <msubsup>
            <mi>n</mi>
            <mi>i</mi>
            <mi>k</mi>
          </msubsup>
        </mrow>
        <mo fence="true" stretchy="false">}</mo>
      </mrow>
    </mrow>
    <annotation encoding="StarMath 5.0">split it into k subnodes  lbrace v_i^1 , v_i^2 ...v_i^k rbrace , each node get one slice of its neighbor lbrace n_i^k rbrace  
</annotation>
  </semantics>
</math>
</file>